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903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7.999cm" svg:height="3.582cm" svg:x="0cm" svg:y="3.724cm" presentation:class="title" presentation:user-transformed="true">
          <draw:text-box>
            <text:p text:style-name="P1">Hacemos ho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Hacemos hoy ante tu altar</text:span><text:span text:style-name="T1"><text:line-break/></text:span><text:span text:style-name="T1">Un compromiso</text:span><text:span text:style-name="T1"><text:line-break/></text:span><text:span text:style-name="T1">De vivir en santi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Hacemos hoy ante tu altar </text:span><text:span text:style-name="T1"><text:line-break/></text:span><text:span text:style-name="T1">Un pacto de hombres</text:span><text:span text:style-name="T1"><text:line-break/></text:span><text:span text:style-name="T1">Que te quieren agrad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Con manos limpias</text:span><text:span text:style-name="T1"><text:line-break/></text:span><text:span text:style-name="T1">Corazón puro para ti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Cuidaré mis ojos</text:span><text:span text:style-name="T1"><text:line-break/></text:span><text:span text:style-name="T1">Cuidaré mis manos</text:span><text:span text:style-name="T1"><text:line-break/></text:span><text:span text:style-name="T1">Cuidaré mi coraz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De todo lo malo</text:span><text:span text:style-name="T1"><text:line-break/></text:span><text:span text:style-name="T1">De todo lo vano</text:span><text:span text:style-name="T1"><text:line-break/></text:span><text:span text:style-name="T1">No te quiero fallar jamá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7.999cm" svg:height="15.903cm" svg:x="0cm" svg:y="0cm" presentation:class="title" presentation:user-transformed="true">
          <draw:text-box>
            <text:p text:style-name="P3"><text:span text:style-name="T1">///No te quiero fallar jamás/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02T18:44:52.124000000</meta:creation-date>
    <dc:date>2023-02-02T18:48:24.203000000</dc:date>
    <meta:editing-duration>PT3M33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